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sumo Acadêmico: Fundamentos da Inteligência Artificial (Unidades 3 e 4)</text:h>
      <text:p text:style-name="Text_20_body">Este documento sintetiza os conceitos centrais das Unidades 3 e 4 da apostila, abordando as arquiteturas de Aprendizado Profundo (Deep Learning) e os fundamentos da Visão Computacional.</text:p>
      <text:h text:style-name="Heading_20_2" text:outline-level="2">Unidade 3: Introdução ao Deep Learning</text:h>
      <text:p text:style-name="Text_20_body">A Unidade 3 explora o Deep Learning (Aprendizado Profundo) como uma evolução das Redes Neurais Artificiais (RNAs), caracterizada por arquiteturas com múltiplas camadas de processamento (profundidade). Essa abordagem é responsável pelos avanços recentes em IA, especialmente em Processamento de Linguagem Natural (PLN) e Visão Computacional.</text:p>
      <text:h text:style-name="Heading_20_3" text:outline-level="3">Fundamentos das Redes Neurais Artificiais (RNAs)</text:h>
      <text:list text:style-name="L1">
        <text:list-item>
          <text:p text:style-name="P1"><text:span text:style-name="Strong_20_Emphasis">Inspiração Biológica:</text:span> As RNAs são modelos matemáticos inspirados no sistema nervoso biológico, capazes de adquirir conhecimento através da aprendizagem.</text:p>
        </text:list-item>
        <text:list-item>
          <text:p text:style-name="P1"><text:span text:style-name="Strong_20_Emphasis">Perceptron:</text:span> O primeiro modelo de RNA (proposto por Frank Rosenblatt, 1958), é um classificador linear binário. Sua limitação é a incapacidade de resolver problemas não linearmente separáveis (como a porta lógica XOR).</text:p>
        </text:list-item>
        <text:list-item>
          <text:p text:style-name="P1"><text:span text:style-name="Strong_20_Emphasis">Perceptron Multicamadas (MLP):</text:span> Uma evolução que utiliza uma ou mais "camadas ocultas" (neurônios internos) entre a entrada e a saída.</text:p>
          <text:list>
            <text:list-item>
              <text:p text:style-name="P1"><text:span text:style-name="Strong_20_Emphasis">Função de Ativação:</text:span> Diferente da função "degrau" do Perceptron, o MLP utiliza funções não-lineares, como a <text:span text:style-name="Strong_20_Emphasis">sigmoide</text:span>, que permite a representação de problemas complexos.</text:p>
            </text:list-item>
            <text:list-item>
              <text:p text:style-name="P1"><text:span text:style-name="Strong_20_Emphasis">Aprendizagem (Backpropagation):</text:span> O algoritmo de treinamento fundamental é o <text:span text:style-name="Emphasis">error backpropagation</text:span> (retropropagação do erro). Ele calcula o erro na camada de saída e o propaga de trás para frente, ajustando os pesos das conexões em cada camada para minimizar o erro global.</text:p>
            </text:list-item>
          </text:list>
        </text:list-item>
      </text:list>
      <text:h text:style-name="Heading_20_3" text:outline-level="3">Arquiteturas de Deep Learning</text:h>
      <text:p text:style-name="Text_20_body">O que diferencia o Deep Learning das RNAs tradicionais é o uso de um número significativamente maior de camadas (dezenas ou centenas), permitindo a aprendizagem hierárquica de características.</text:p>
      <text:list text:style-name="L2">
        <text:list-item>
          <text:p text:style-name="P2"><text:span text:style-name="Strong_20_Emphasis">Redes Neurais Convolucionais (CNNs - Convolutional Neural Networks):</text:span></text:p>
          <text:list>
            <text:list-item>
              <text:p text:style-name="P2"><text:span text:style-name="Strong_20_Emphasis">Aplicação Principal:</text:span> Visão Computacional (processamento e classificação de imagens).</text:p>
            </text:list-item>
            <text:list-item>
              <text:p text:style-name="P2"><text:span text:style-name="Strong_20_Emphasis">Conceito-chave:</text:span> A <text:span text:style-name="Strong_20_Emphasis">convolução</text:span>. Em vez de conectar cada neurônio de entrada a cada neurônio da próxima camada (como no MLP), a CNN aplica "filtros" (kernels) que <text:soft-page-break/>deslizam sobre a imagem, detectando características específicas (bordas, texturas, formas).</text:p>
            </text:list-item>
            <text:list-item>
              <text:p text:style-name="P2"><text:span text:style-name="Strong_20_Emphasis">Arquitetura Típica:</text:span></text:p>
              <text:list>
                <text:list-item>
                  <text:p text:style-name="P2"><text:span text:style-name="Strong_20_Emphasis">Camada Convolucional:</text:span> Aplica os filtros para criar "mapas de características".</text:p>
                </text:list-item>
                <text:list-item>
                  <text:p text:style-name="P2"><text:span text:style-name="Strong_20_Emphasis">Camada de Retificação (ReLU):</text:span> Uma função de ativação <text:span text:style-name="Source_20_Text">f(x)=max(0,x)</text:span> que introduz não-linearidade e acelera o treinamento.</text:p>
                </text:list-item>
                <text:list-item>
                  <text:p text:style-name="P2"><text:span text:style-name="Strong_20_Emphasis">Camada de Subamostragem (Pooling):</text:span> Reduz a dimensão dos mapas de características (ex: <text:span text:style-name="Source_20_Text">Max Pooling</text:span>), tornando a rede mais eficiente e invariante a pequenas translações.</text:p>
                </text:list-item>
                <text:list-item>
                  <text:p text:style-name="P2"><text:span text:style-name="Strong_20_Emphasis">Camada Densa (Fully Connected):</text:span> Ao final, as características extraídas são "achatadas" (flattening) e passadas para um MLP tradicional para a classificação final.</text:p>
                </text:list-item>
              </text:list>
            </text:list-item>
            <text:list-item>
              <text:p text:style-name="P2"><text:span text:style-name="Strong_20_Emphasis">Exemplos Notáveis:</text:span> LeNet-5 (reconhecimento de dígitos) e AlexNet (vencedora do ImageNet 2012, impulsionou o uso moderno de CNNs).</text:p>
            </text:list-item>
          </text:list>
        </text:list-item>
        <text:list-item>
          <text:p text:style-name="P2"><text:span text:style-name="Strong_20_Emphasis">Redes Neurais Recorrentes (RNNs - Recurrent Neural Networks):</text:span></text:p>
          <text:list>
            <text:list-item>
              <text:p text:style-name="P2"><text:span text:style-name="Strong_20_Emphasis">Aplicação Principal:</text:span> Processamento de dados sequenciais (PLN, séries temporais, reconhecimento de fala).</text:p>
            </text:list-item>
            <text:list-item>
              <text:p text:style-name="P2"><text:span text:style-name="Strong_20_Emphasis">Conceito-chave:</text:span> "Memória". As RNNs possuem conexões que formam ciclos, permitindo que a informação de um passo de tempo anterior influencie o processamento do passo de tempo atual.</text:p>
            </text:list-item>
            <text:list-item>
              <text:p text:style-name="P2"><text:span text:style-name="Strong_20_Emphasis">Problema (Vanishing Gradient):</text:span> Em sequências longas, o gradiente do erro pode "desaparecer" durante a retropropagação, dificultando o aprendizado de dependências de longo prazo.</text:p>
            </text:list-item>
            <text:list-item>
              <text:p text:style-name="P2"><text:span text:style-name="Strong_20_Emphasis">LSTM (Long Short-Term Memory):</text:span> Uma arquitetura de RNN avançada que resolve o problema do desaparecimento do gradiente. A LSTM utiliza uma "célula de memória" e três "portões" (gates) — <text:span text:style-name="Emphasis">keep gate</text:span>, <text:span text:style-name="Emphasis">write gate</text:span> e <text:span text:style-name="Emphasis">output gate</text:span> — que controlam rigorosamente quais informações devem ser esquecidas, mantidas ou adicionadas à memória da rede, permitindo o aprendizado de dependências muito longas.</text:p>
            </text:list-item>
          </text:list>
        </text:list-item>
      </text:list>
      <text:h text:style-name="Heading_20_2" text:outline-level="2">Unidade 4: Introdução à Visão Computacional</text:h>
      <text:p text:style-name="Text_20_body">A Unidade 4 detalha o campo interdisciplinar da Visão Computacional (VC), que visa capacitar computadores a "compreender" e extrair significado semântico de imagens e vídeos, simulando a visão humana.</text:p>
      <text:h text:style-name="Heading_20_3" text:outline-level="3"><text:soft-page-break/>Fundamentos e Utilizações</text:h>
      <text:list text:style-name="L3">
        <text:list-item>
          <text:p text:style-name="P3"><text:span text:style-name="Strong_20_Emphasis">Evolução:</text:span> A VC evoluiu do Processamento de Imagens (década de 1970), passando por análises matemáticas 3D (décadas de 1980-1990), até a revolução do aprendizado de máquina e Deep Learning (pós-2010), impulsionada pelo poder das GPUs.</text:p>
        </text:list-item>
        <text:list-item>
          <text:p text:style-name="P3"><text:span text:style-name="Strong_20_Emphasis">Aplicações na Indústria 4.0:</text:span> A VC é estratégica para a Indústria 4.0 e a Internet das Coisas (IoT), permitindo a automação de processos, controle de qualidade, carros autônomos e robótica avançada.</text:p>
        </text:list-item>
        <text:list-item>
          <text:p text:style-name="P3"><text:span text:style-name="Strong_20_Emphasis">Tarefas Comuns:</text:span></text:p>
          <text:list>
            <text:list-item>
              <text:p text:style-name="P3"><text:span text:style-name="Strong_20_Emphasis">Reconhecimento e Localização:</text:span> Identifica um objeto (ex: "gato") e sua posição (através de uma <text:span text:style-name="Emphasis">bounding box</text:span>).</text:p>
            </text:list-item>
            <text:list-item>
              <text:p text:style-name="P3"><text:span text:style-name="Strong_20_Emphasis">Detecção de Objetos:</text:span> Localiza múltiplas instâncias de diferentes classes (ex: todos os "carros" e "pedestres" em uma cena).</text:p>
            </text:list-item>
            <text:list-item>
              <text:p text:style-name="P3"><text:span text:style-name="Strong_20_Emphasis">Segmentação de Instâncias:</text:span> Tarefa mais complexa que delimita a fronteira exata, pixel a pixel, de cada objeto na imagem.</text:p>
            </text:list-item>
          </text:list>
        </text:list-item>
      </text:list>
      <text:h text:style-name="Heading_20_3" text:outline-level="3">O Pipeline da Visão Computacional</text:h>
      <text:p text:style-name="Text_20_body">A unidade detalha as etapas necessárias para construir um sistema de VC, seja pela abordagem clássica ou contemporânea.</text:p>
      <text:list text:style-name="L4">
        <text:list-item>
          <text:p text:style-name="P4"><text:span text:style-name="Strong_20_Emphasis">Visão Computacional Clássica (Pré-Deep Learning):</text:span></text:p>
          <text:list>
            <text:list-item>
              <text:p text:style-name="P4"><text:span text:style-name="Strong_20_Emphasis">Pré-processamento:</text:span> Prepara a imagem para análise (ex: redimensionamento, remoção de ruído, conversão para escala de cinza, translação, rotação).</text:p>
            </text:list-item>
            <text:list-item>
              <text:p text:style-name="P4"><text:span text:style-name="Strong_20_Emphasis">Extração de Características (Manual):</text:span> Etapa crítica onde um especialista define e extrai manualmente padrões relevantes da imagem (ex: histogramas de cores, formatos, texturas) usando algoritmos como Haar Cascade (usado para detecção facial).</text:p>
            </text:list-item>
            <text:list-item>
              <text:p text:style-name="P4"><text:span text:style-name="Strong_20_Emphasis">Treinamento e Avaliação:</text:span> As características extraídas (Vetor X) e seus rótulos (Vetor y) são usados para treinar um classificador de Machine Learning (ex: Scikit-Learn). O conjunto de dados é dividido em <text:span text:style-name="Strong_20_Emphasis">treino, validação e teste</text:span> para evitar <text:span text:style-name="Emphasis">overfitting</text:span> (quando o modelo decora os dados de treino mas não generaliza) ou <text:span text:style-name="Emphasis">underfitting</text:span> (quando o modelo é simples demais).</text:p>
            </text:list-item>
            <text:list-item>
              <text:p text:style-name="P4"><text:span text:style-name="Strong_20_Emphasis">Métricas de Avaliação:</text:span> Acurácia (percentual geral de acertos), Precisão (dentre os positivos previstos, quantos estavam corretos) e Recall (dentre todos os positivos reais, quantos foram encontrados).</text:p>
            </text:list-item>
          </text:list>
        </text:list-item>
        <text:list-item>
          <text:p text:style-name="P4"><text:span text:style-name="Strong_20_Emphasis">Visão Computacional Contemporânea (Com Deep Learning):</text:span></text:p>
          <text:list>
            <text:list-item>
              <text:p text:style-name="P4"><text:span text:style-name="Strong_20_Emphasis">Frameworks:</text:span> A complexidade do Deep Learning é abstraída por frameworks como <text:span text:style-name="Strong_20_Emphasis">TensorFlow</text:span> (Google) e <text:span text:style-name="Strong_20_Emphasis">Keras</text:span> (uma interface de alto nível que roda sobre o TensorFlow).</text:p>
            </text:list-item>
            <text:list-item>
              <text:p text:style-name="P4"><text:soft-page-break/><text:span text:style-name="Strong_20_Emphasis">Extração de Características (Automática):</text:span> A principal vantagem das CNNs. A própria rede <text:span text:style-name="Emphasis">aprende</text:span> quais são as características mais relevantes durante o treinamento, eliminando a necessidade da extração manual.</text:p>
            </text:list-item>
            <text:list-item>
              <text:p text:style-name="P4"><text:span text:style-name="Strong_20_Emphasis">Avaliação do Modelo:</text:span> O monitoramento da <text:span text:style-name="Strong_20_Emphasis">Acurácia</text:span> e da <text:span text:style-name="Strong_20_Emphasis">Perda (Loss)</text:span> ao longo das épocas de treinamento, tanto nos dados de treino quanto nos de validação, é crucial para diagnosticar <text:span text:style-name="Emphasis">overfitting</text:span> e ajustar hiperparâmetros (como a taxa de aprendizado do otimizador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9:02:16.394039300</meta:creation-date>
    <dc:date>2025-11-12T19:02:19.843035200</dc:date>
    <meta:editing-duration>PT3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46" meta:word-count="989" meta:character-count="6781" meta:non-whitespace-character-count="5870"/>
  </office:meta>
</office:document-meta>
</file>